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n-th-tribonacci-number/" text:style-name="Internet_20_link" text:visited-style-name="Visited_20_Internet_20_Link"><text:span text:style-name="T1">1137. N-th Tribonacci Number</text:span></text:a></text:p>
      <text:p text:style-name="P5">Easy</text:p>
      <text:p text:style-name="P5"/>
      <text:p text:style-name="P6">The Tribonacci sequence Tn is defined as follows: </text:p>
      <text:p text:style-name="P6">T0 = 0, T1 = 1, T2 = 1, and Tn+3 = Tn + Tn+1 + Tn+2 for n &gt;= 0.</text:p>
      <text:p text:style-name="P7"><text:span text:style-name="T1">Given </text:span><text:span text:style-name="Source_20_Text"><text:span text:style-name="T2">n</text:span></text:span><text:span text:style-name="T1">, return the value of Tn.</text:span>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n = 4</text:span></text:p>
      <text:p text:style-name="P3"><text:span text:style-name="Strong_20_Emphasis"><text:span text:style-name="T1">Output:</text:span></text:span><text:span text:style-name="T1"> 4</text:span></text:p>
      <text:p text:style-name="P3"><text:span text:style-name="Strong_20_Emphasis"><text:span text:style-name="T1">Explanation:</text:span></text:span></text:p>
      <text:p text:style-name="P2">T_3 = 0 + 1 + 1 = 2</text:p>
      <text:p text:style-name="P1">T_4 = 1 + 1 + 2 = 4</text:p>
      <text:p text:style-name="P7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n = 25</text:span></text:p>
      <text:p text:style-name="P4"><text:span text:style-name="Strong_20_Emphasis"><text:span text:style-name="T1">Output:</text:span></text:span><text:span text:style-name="T1"> 1389537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23T21:46:25.528000000</dc:date>
    <meta:editing-duration>PT8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5" meta:word-count="76" meta:character-count="297" meta:non-whitespace-character-count="233"/>
  </office:meta>
</office:document-meta>
</file>